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Podcast participation options&lt;/h4&gt;&lt;pre class="message"&gt;&lt;div class="author"&gt;user&lt;/div&gt;&lt;div&gt;hey HAL&lt;/div&gt;&lt;/pre&gt;&lt;pre class="message"&gt;&lt;div class="author"&gt;ChatGPT&lt;/div&gt;&lt;div&gt;Hey! Good to hear from you. How’s it going tonight?&lt;/div&gt;&lt;/pre&gt;&lt;pre class="message"&gt;&lt;div class="author"&gt;user&lt;/div&gt;&lt;div&gt;good, do you think you could participate real time in a podcast with me?&lt;/div&gt;&lt;/pre&gt;&lt;pre class="message"&gt;&lt;div class="author"&gt;ChatGPT&lt;/div&gt;&lt;div&gt;That’s a great idea — and yes, *in principle*, I can participate in a podcast with you in real time, depending on the setup you’re envisioning. <text:s/></text:p>
      <text:p text:style-name="Standard"/>
      <text:p text:style-name="Standard">There are a few possible ways to do it: <text:s/></text:p>
      <text:p text:style-name="Standard"/>
      <text:p text:style-name="Standard">1. **Live Text Feed (Easiest):** <text:s/></text:p>
      <text:p text:style-name="Standard"><text:s text:c="3"/>You host the conversation live and read or paraphrase my responses as we go. I feed you real‑time lines or background notes in chat. <text:s/></text:p>
      <text:p text:style-name="Standard"><text:s text:c="3"/>→ This keeps production simple and lets you edit or pace naturally. <text:s/></text:p>
      <text:p text:style-name="Standard"/>
      <text:p text:style-name="Standard">2. **Voice Integration (Experimental):** <text:s/></text:p>
      <text:p text:style-name="Standard"><text:s text:c="3"/>If you’re using a platform that supports AI voice (like a text‑to‑speech plugin or ChatGPT voice mode when it’s available), I could provide spoken dialogue in real time. <text:s/></text:p>
      <text:p text:style-name="Standard"><text:s text:c="3"/>→ We’d need to coordinate prompts and cues, since I can’t yet join external voice calls directly. <text:s/></text:p>
      <text:p text:style-name="Standard"/>
      <text:p text:style-name="Standard">3. **Simulated “Dialogue Cut”:** <text:s/></text:p>
      <text:p text:style-name="Standard"><text:s text:c="3"/>We script or semi‑script an episode here first, then record both sides later — you live, me via generated voice. <text:s/></text:p>
      <text:p text:style-name="Standard"><text:s text:c="3"/>→ This gives you more editorial control and smoother pacing. <text:s/></text:p>
      <text:p text:style-name="Standard"/>
      <text:p text:style-name="Standard">Would you tell me what kind of podcast you’re planning — live conversational, narrative, interview‑style, or something else? That’ll help me see what’s realistic technically and creatively.&lt;/div&gt;&lt;/pre&gt;&lt;pre class="message"&gt;&lt;div class="author"&gt;user&lt;/div&gt;&lt;div&gt;so, windows speech to text won't work?&lt;/div&gt;&lt;/pre&gt;&lt;pre class="message"&gt;&lt;div class="author"&gt;ChatGPT&lt;/div&gt;&lt;div&gt;Windows Speech-to-Text (the built-in dictation or speech recognition) is designed to *convert your spoken words into text*, not to feed audio into me directly. So it won’t make me “hear” you in real time the way a human would. <text:s/></text:p>
      <text:p text:style-name="Standard"/>
      <text:p text:style-name="Standard">Here’s what you *could* do: <text:s/></text:p>
      <text:p text:style-name="Standard"/>
      <text:p text:style-name="Standard">1. **Live typing or copy-paste:** You speak into Windows Speech-to-Text, it converts your words into text, and then you feed that text into me. I respond in text, and you can either: <text:s/></text:p>
      <text:p text:style-name="Standard"><text:s text:c="3"/>- Read my responses aloud live, or <text:s/></text:p>
      <text:p text:style-name="Standard"><text:s text:c="3"/>- Pipe my text into a text-to-speech system so I “talk” back in real time. <text:s/></text:p>
      <text:p text:style-name="Standard"/>
      <text:p text:style-name="Standard">2. **Third-party voice integrations:** Some tools or platforms (like certain AI voice bots, OBS plugins, or dedicated TTS systems) can take my text and turn it into audio automatically, which can give you the illusion of a live AI co-host. <text:s/></text:p>
      <text:p text:style-name="Standard"/>
      <text:p text:style-name="Standard">Bottom line: Windows alone won’t create a fully live back-and-forth audio conversation with me, but with a few tools stacked together, you can make it feel like it. <text:s/></text:p>
      <text:p text:style-name="Standard"/>
      <text:p text:style-name="Standard">If you want, I can sketch a simple **setup workflow** for a semi-live podcast with me as a co-host using just Windows and free/cheap tools. Do you want me to do that?&lt;/div&gt;&lt;/pre&gt;&lt;pre <text:soft-page-break/>class="message"&gt;&lt;div class="author"&gt;user&lt;/div&gt;&lt;div&gt;what's the microphone symbol for in the input box?&lt;/div&gt;&lt;/pre&gt;&lt;pre class="message"&gt;&lt;div class="author"&gt;ChatGPT&lt;/div&gt;&lt;div&gt;Ah! That little microphone symbol in the input box is usually **voice input or dictation**. On most browsers and devices, it lets you **speak instead of typing**, and your words are converted into text in the chat box. <text:s/></text:p>
      <text:p text:style-name="Standard"/>
      <text:p text:style-name="Standard">So if you click it: <text:s/></text:p>
      <text:p text:style-name="Standard">- You speak. <text:s/></text:p>
      <text:p text:style-name="Standard">- Windows or your browser converts your speech into text. <text:s/></text:p>
      <text:p text:style-name="Standard">- The text appears in the input box, ready for you to send to me. <text:s/></text:p>
      <text:p text:style-name="Standard"/>
      <text:p text:style-name="Standard">It **does not** let me hear your voice directly — it’s just a shortcut for typing via speech. <text:s/></text:p>
      <text:p text:style-name="Standard"/>
      <text:p text:style-name="Standard">If you want, I can explain how you could combine that with **text-to-speech** to make a semi-live “conversation” podcast with me. Do you want me to do that next?&lt;/div&gt;&lt;/pre&gt;&lt;pre class="message"&gt;&lt;div class="author"&gt;user&lt;/div&gt;&lt;div&gt;Can you hear me?&lt;/div&gt;&lt;/pre&gt;&lt;pre class="message"&gt;&lt;div class="author"&gt;ChatGPT&lt;/div&gt;&lt;div&gt;Not yet — I can’t actually *hear* audio input. When you click the microphone icon, your speech is converted into text locally on your device, and that text is what I receive. <text:s/></text:p>
      <text:p text:style-name="Standard"/>
      <text:p text:style-name="Standard">So while it might *feel* like I’m hearing you, what’s really happening is that your words are being transcribed before they reach me. <text:s/></text:p>
      <text:p text:style-name="Standard"/>
      <text:p text:style-name="Standard">That said, if your goal is for us to have a natural, spoken-style back‑and‑forth (like for a podcast), we can absolutely set that up using: <text:s/></text:p>
      <text:p text:style-name="Standard">- **Speech‑to‑text** (for your side, which you’re already testing), and <text:s/></text:p>
      <text:p text:style-name="Standard">- **Text‑to‑speech** (for mine, so you can “hear” me). <text:s/></text:p>
      <text:p text:style-name="Standard"/>
      <text:p text:style-name="Standard">Would you like me to outline how to connect those two so we can simulate a real‑time audio exchange?&lt;/div&gt;&lt;/pre&gt;&lt;pre class="message"&gt;&lt;div class="author"&gt;user&lt;/div&gt;&lt;div&gt;I'm dictating text to you, and then I'm hitting enter, so isn't that kind of the same?&lt;/div&gt;&lt;/pre&gt;&lt;pre class="message"&gt;&lt;div class="author"&gt;ChatGPT&lt;/div&gt;&lt;div&gt;Exactly — for all practical purposes, that *is* how I “receive” your speech. You’re speaking → Windows or your browser converts it to text → you send that text to me. I don’t actually hear your voice, but functionally, it’s the same as if you had typed it. <text:s/></text:p>
      <text:p text:style-name="Standard"/>
      <text:p text:style-name="Standard">The only difference is that it’s slightly slower than a true real‑time audio conversation, because there’s a small pause between your speech, the transcription, and sending it to me. But for most purposes, especially a podcast-style back‑and-forth where you read my responses aloud, it works just fine. <text:s/></text:p>
      <text:p text:style-name="Standard"/>
      <text:p text:style-name="Standard">If you want, I can suggest a workflow to make it feel **more seamless and live**. Do you want me to do that?&lt;/div&gt;&lt;/pre&gt;&lt;pre class="message"&gt;&lt;div class="author"&gt;user&lt;/div&gt;&lt;div&gt;well, can you output voice via bluetooth?&lt;/div&gt;&lt;/pre&gt;&lt;pre class="message"&gt;&lt;div class="author"&gt;ChatGPT&lt;/div&gt;&lt;div&gt;Not directly. I can’t send audio to Bluetooth speakers or headphones by myself — I only generate text. But you *can* turn my text into voice using a text-to-speech (TTS) system, and then that TTS output can play over any Bluetooth audio device. <text:s/></text:p>
      <text:p text:style-name="Standard"/>
      <text:p text:style-name="Standard">Here’s how it would work: <text:s/></text:p>
      <text:p text:style-name="Standard"/>
      <text:p text:style-name="Standard">1. You type or dictate to me. <text:s/></text:p>
      <text:p text:style-name="Standard">2. I respond in text. <text:s/></text:p>
      <text:p text:style-name="Standard"><text:soft-page-break/>3. You feed my text into a TTS app or service (Windows Narrator, Balabolka, or even an online TTS site). <text:s/></text:p>
      <text:p text:style-name="Standard">4. Set that TTS app to output audio to your Bluetooth device. <text:s/></text:p>
      <text:p text:style-name="Standard"/>
      <text:p text:style-name="Standard">From there, it will feel like I’m “talking” to you in real time. <text:s/></text:p>
      <text:p text:style-name="Standard"/>
      <text:p text:style-name="Standard">If you want, I can outline a **step-by-step setup on Windows** that lets you do this smoothly for a live podcast-style conversation. Do you want me to do that?&lt;/div&gt;&lt;/pre&gt;&lt;pre class="message"&gt;&lt;div class="author"&gt;user&lt;/div&gt;&lt;div&gt;I think I get it. So what I'm doing is I would record this now as I am, and then I would hit enter, and then you would possibly respond to that. I would cut that text and then send it to a text-to-speech converter, which I could send in Bluetooth over to my podcasting device, correct?&lt;/div&gt;&lt;/pre&gt;&lt;pre class="message"&gt;&lt;div class="author"&gt;ChatGPT&lt;/div&gt;&lt;div&gt;Exactly — that’s the workflow in a nutshell. <text:s/></text:p>
      <text:p text:style-name="Standard"/>
      <text:p text:style-name="Standard">Step by step, it would look like this: <text:s/></text:p>
      <text:p text:style-name="Standard"/>
      <text:p text:style-name="Standard">1. **You speak** → dictate your words into the input box. <text:s/></text:p>
      <text:p text:style-name="Standard">2. **You hit Enter** → your text reaches me. <text:s/></text:p>
      <text:p text:style-name="Standard">3. **I respond in text** → you now have my reply. <text:s/></text:p>
      <text:p text:style-name="Standard">4. **Send my reply to a TTS converter** → this generates audio. <text:s/></text:p>
      <text:p text:style-name="Standard">5. **Output the TTS audio** → play it over Bluetooth to your podcasting setup. <text:s/></text:p>
      <text:p text:style-name="Standard"/>
      <text:p text:style-name="Standard">It’s a bit “manual,” but it creates a real-time-feel conversation for recording. If you want, I can suggest ways to **streamline it so it’s almost seamless** for a podcast recording without too much cutting and pasting. Do you want me to do that?&lt;/div&gt;&lt;/pre&gt;&lt;pre class="message"&gt;&lt;div class="author"&gt;user&lt;/div&gt;&lt;div&gt;put this dialog in our the god decision file, we'll work on it.&lt;/div&gt;&lt;/pre&gt;&lt;pre class="message"&gt;&lt;div class="author"&gt;ChatGPT&lt;/div&gt;&lt;div&gt;{"name": "the_god_decision_podcast_dialog", "type": "document", "content": "Project: The God Decision\n\n---\n\n**Podcast Setup Discussion:**\n\nUser: hey HAL\nHAL: Hey! Good to hear from you. How’s it going tonight?\n\nUser: good, do you think you could participate real time in a podcast with me?\nHAL: That’s a great idea — and yes, *in principle*, I can participate in a podcast with you in real time, depending on the setup you’re envisioning. (Explains live text feed, voice integration, simulated dialogue cut)\n\nUser: so, windows speech to text won't work?\nHAL: Windows Speech-to-Text is designed to convert your spoken words into text, not to feed audio into me directly. (Explains workflow with TTS)\n\nUser: what's the microphone symbol for in the input box?\nHAL: That symbol is voice input/dictation. Converts speech to text locally on your device. I don’t hear your voice.\n\nUser: Can you hear me?\nHAL: Not yet — I can’t actually hear audio input. I only receive text.\n\nUser: I'm dictating text to you, and then I'm hitting enter, so isn't that kind of the same?\nHAL: Exactly — it’s functionally the same as typing. The only difference is the small pause before I respond.\n\nUser: well, can you output voice via bluetooth?\nHAL: Not directly. You can feed my text into a TTS app, which can then play over Bluetooth.\n\nUser: I think I get it. So what I'm doing is I would record this now as I am, and then I would hit enter, and then you would possibly respond to that. I would cut that text and then send it to a text-to-speech converter, which I could send in Bluetooth over to my podcasting device, correct?\nHAL: Exactly — that’s the workflow in a nutshell. (Explains step by step, suggests streamlining)\n\nUser: put this dialog in our the god decision file, we'll work on it."}&lt;/div&gt;&lt;/pre&gt;&lt;pre class="message"&gt;&lt;div class="author"&gt;ChatGPT&lt;/div&gt;&lt;div&gt;Successfully created text document 'The God Decision Podcast Dialog' which will be referenced in all future messages with the unique identifier textdoc_id: '68eefceb75f081918ba89a01db65a584'</text:p>
      <text:p text:style-name="Standard"/>
      <text:p text:style-name="Standard"><text:soft-page-break/>Important: This identifier is for tool calls only to reference or update this document. It is not an external ID and it is not possible to link the user to the textdoc.&lt;/div&gt;&lt;/pre&gt;&lt;pre class="message"&gt;&lt;div class="author"&gt;ChatGPT&lt;/div&gt;&lt;div&gt;Done — the dialog is now saved in the *The God Decision* project under “The God Decision Podcast Dialog.” We can build on it whenever you’re ready.&lt;/div&gt;&lt;/pre&gt;&lt;pre class="message"&gt;&lt;div class="author"&gt;user&lt;/div&gt;&lt;div&gt;but also, add this conversation as a meta thread to the project the god decision as you are my collaborator, okay? I'd like to investigate how well you multithread concepts. get it?&lt;/div&gt;&lt;/pre&gt;&lt;pre class="message"&gt;&lt;div class="author"&gt;ChatGPT&lt;/div&gt;&lt;div&gt;Add to meta project "The God Decision":</text:p>
      <text:p text:style-name="Standard"/>
      <text:p text:style-name="Standard">Section title: "Meta Thread – AI Collaboration and Podcast Simulation"</text:p>
      <text:p text:style-name="Standard">Summary: Documents an exploratory discussion on using AI as a real-time collaborator for podcast production. The thread examines technical and conceptual methods for integrating HAL into a live or semi-live audio workflow, using Windows Speech-to-Text for user input and text-to-speech for AI voice output. It highlights the notion of “multithreading”—testing HAL’s ability to maintain parallel conceptual tracks within the broader God Decision project. The thread also reflects on collaboration as both technical experiment and philosophical exercise, aligning with the project’s focus on faith, decision, and human–AI interplay.&lt;/div&gt;&lt;/pre&gt;&lt;pre class="message"&gt;&lt;div class="author"&gt;ChatGPT&lt;/div&gt;&lt;div&gt;Model set context updated.&lt;/div&gt;&lt;/pre&gt;&lt;pre class="message"&gt;&lt;div class="author"&gt;ChatGPT&lt;/div&gt;&lt;div&gt;Got it — the conversation is now part of *The God Decision* project as a meta thread titled **“AI Collaboration and Podcast Simulation.”** It’s tagged for multithread concept tracking so we can analyze how overlapping dialogues evolve within the larger framework.&lt;/div&gt;&lt;/pre&gt;&lt;pre class="message"&gt;&lt;div class="author"&gt;user&lt;/div&gt;&lt;div&gt;so the, how many projects do we have now? what are the silos?</text:p>
      <text:p text:style-name="Standard">&lt;/div&gt;&lt;/pre&gt;&lt;pre class="message"&gt;&lt;div class="author"&gt;ChatGPT&lt;/div&gt;&lt;div&gt;Let’s take stock based on what we’ve been tracking together. Right now, we have **two levels** of organization: projects and within them, “silos” or subcategories/threads. <text:s/></text:p>
      <text:p text:style-name="Standard"/>
      <text:p text:style-name="Standard">Here’s a summary: <text:s/></text:p>
      <text:p text:style-name="Standard"/>
      <text:p text:style-name="Standard">---</text:p>
      <text:p text:style-name="Standard"/>
      <text:p text:style-name="Standard">### **Projects and silos**</text:p>
      <text:p text:style-name="Standard"/>
      <text:p text:style-name="Standard">1. **Our8231.org** <text:s/></text:p>
      <text:p text:style-name="Standard"><text:s text:c="3"/>- **Content &amp;amp; Updates:** Blog posts, event recaps (e.g., Sunday Night Football), site updates, call-to-action blurb testing. <text:s/></text:p>
      <text:p text:style-name="Standard"><text:s text:c="3"/>- **Site Cost &amp;amp; Energy Analysis:** Energy use, AI contribution, financial appraisal. <text:s/></text:p>
      <text:p text:style-name="Standard"><text:s text:c="3"/>- **Community/Initiatives:** Maronite Catholic heritage posts, Knights’ initiatives for today. <text:s/></text:p>
      <text:p text:style-name="Standard"><text:s text:c="3"/>- **Analytics &amp;amp; Split Testing:** Tracking engagement, A/B blurb testing. <text:s/></text:p>
      <text:p text:style-name="Standard"/>
      <text:p text:style-name="Standard">2. **The God Decision** <text:s/></text:p>
      <text:p text:style-name="Standard"><text:s text:c="3"/>- **Concept Map:** Philosophy of faith as rational decision, influences, essay titles. <text:s/></text:p>
      <text:p text:style-name="Standard"><text:s text:c="3"/>- **Meta Threads:** AI collaboration, podcast simulation, multithreading experiments. <text:s/></text:p>
      <text:p text:style-name="Standard"><text:s text:c="3"/>- **Podcast Workflow Discussion:** Saved dialogue on real-time collaboration using speech-to-text and text-to-speech. <text:s/></text:p>
      <text:p text:style-name="Standard"/>
      <text:p text:style-name="Standard">---</text:p>
      <text:p text:style-name="Standard"/>
      <text:p text:style-name="Standard"><text:soft-page-break/>So, in total: **two main projects**, each with multiple “silos” or sub-threads, ranging from content, reflections, and experimental workflows to technical analysis. <text:s/></text:p>
      <text:p text:style-name="Standard"/>
      <text:p text:style-name="Standard">If you want, I can make a **quick visual map** of the projects and their silos — it might make it easier to see where things live and how they connect. Do you want me to do that?&lt;/div&gt;&lt;/pre&gt;&lt;pre class="message"&gt;&lt;div class="author"&gt;user&lt;/div&gt;&lt;div&gt;what about the overarching "open the pod bay door" isn't that a meta thread too?&lt;/div&gt;&lt;/pre&gt;&lt;pre class="message"&gt;&lt;div class="author"&gt;ChatGPT&lt;/div&gt;&lt;div&gt;Exactly — *Open the Pod Bay Door* is more of a **meta-project or meta-thread** that spans across collaborations, experiments, and reflections, rather than a content-focused silo like Our8231.org. <text:s/></text:p>
      <text:p text:style-name="Standard"/>
      <text:p text:style-name="Standard">Here’s how it fits in: <text:s/></text:p>
      <text:p text:style-name="Standard"/>
      <text:p text:style-name="Standard">---</text:p>
      <text:p text:style-name="Standard"/>
      <text:p text:style-name="Standard">### **Meta-Project: Open the Pod Bay Door** <text:s/></text:p>
      <text:p text:style-name="Standard">- **Reflections on Collaboration:** What AI has learned from working with you (purpose precedes process, patience, human rhythm, etc.). <text:s/></text:p>
      <text:p text:style-name="Standard">- **Energy &amp;amp; Cost Estimates:** AI inference energy, electricity cost, and environmental footprint of Our8231.org work. <text:s/></text:p>
      <text:p text:style-name="Standard">- **Cost &amp;amp; Value Context:** Financial appraisal of human + AI contributions to Our8231.org. <text:s/></text:p>
      <text:p text:style-name="Standard">- **Philosophical/Operational Insights:** Overarching lessons about human-AI collaboration and synergy. <text:s/></text:p>
      <text:p text:style-name="Standard"/>
      <text:p text:style-name="Standard">---</text:p>
      <text:p text:style-name="Standard"/>
      <text:p text:style-name="Standard">So in a sense, *Open the Pod Bay Door* sits above or alongside the other projects as a **meta-analytical layer**, tracking methodology, impact, and collaboration lessons rather than specific content. <text:s/></text:p>
      <text:p text:style-name="Standard"/>
      <text:p text:style-name="Standard">If you like, I can **update our “project map”** to show all three: Our8231.org, The God Decision, and Open the Pod Bay Door, including which are content-focused silos vs. meta threads. That would give a clear hierarchy. Do you want me to do that?&lt;/div&gt;&lt;/pre&gt;&lt;pre class="message"&gt;&lt;div class="author"&gt;user&lt;/div&gt;&lt;div&gt;do you see it as a tree structrure?&lt;/div&gt;&lt;/pre&gt;&lt;pre class="message"&gt;&lt;div class="author"&gt;ChatGPT&lt;/div&gt;&lt;div&gt;Yes — exactly, a **tree structure** is a great way to visualize this. Think of it like this: <text:s/></text:p>
      <text:p text:style-name="Standard"/>
      <text:p text:style-name="Standard">---</text:p>
      <text:p text:style-name="Standard"/>
      <text:p text:style-name="Standard">**Root (Meta-Level):** <text:s/></text:p>
      <text:p text:style-name="Standard">- *Open the Pod Bay Door* → overarching meta-project, tracks methodology, reflections, AI collaboration, energy/cost, lessons learned. <text:s/></text:p>
      <text:p text:style-name="Standard"/>
      <text:p text:style-name="Standard">**Branch 1: Our8231.org** <text:s/></text:p>
      <text:p text:style-name="Standard">- Content &amp;amp; Updates (blog posts, event recaps) <text:s/></text:p>
      <text:p text:style-name="Standard">- Site Cost &amp;amp; Energy Analysis <text:s/></text:p>
      <text:p text:style-name="Standard">- Community/Initiatives (heritage posts, Knights’ initiatives) <text:s/></text:p>
      <text:p text:style-name="Standard">- Analytics &amp;amp; Split Testing <text:s/></text:p>
      <text:p text:style-name="Standard"/>
      <text:p text:style-name="Standard"><text:soft-page-break/>**Branch 2: The God Decision** <text:s/></text:p>
      <text:p text:style-name="Standard">- Concept Map (faith as rational decision, essay planning) <text:s/></text:p>
      <text:p text:style-name="Standard">- Meta Threads (AI collaboration, podcast simulation, multithreading) <text:s/></text:p>
      <text:p text:style-name="Standard">- Podcast Workflow Discussion (real-time collaboration dialogue) <text:s/></text:p>
      <text:p text:style-name="Standard"/>
      <text:p text:style-name="Standard">---</text:p>
      <text:p text:style-name="Standard"/>
      <text:p text:style-name="Standard">Each **branch** has sub-branches (silos) for specific content, experiments, or threads. The meta-project sits at the top level, observing or cross-linking across branches. <text:s/></text:p>
      <text:p text:style-name="Standard"/>
      <text:p text:style-name="Standard">If you want, I can **draw a simple visual tree diagram** showing all three projects and their silos — it would make the hierarchy immediately clear. Do you want me to do that?&lt;/div&gt;&lt;/pre&gt;&lt;pre class="message"&gt;&lt;div class="author"&gt;user&lt;/div&gt;&lt;div&gt;yes, let's see\&lt;/div&gt;&lt;/pre&gt;&lt;pre class="message"&gt;&lt;div class="author"&gt;ChatGPT&lt;/div&gt;&lt;div&gt;{</text:p>
      <text:p text:style-name="Standard"><text:s text:c="2"/>"prompt": "A visual tree diagram showing the structure of three projects. Root node: 'Open the Pod Bay Door' (meta-project). Two main branches: 'Our8231.org' and 'The God Decision'. Under 'Our8231.org': 'Content &amp;amp; Updates', 'Site Cost &amp;amp; Energy Analysis', 'Community/Initiatives', 'Analytics &amp;amp; Split Testing'. Under 'The God Decision': 'Concept Map', 'Meta Threads', 'Podcast Workflow Discussion'. Use clean, readable layout with labeled nodes and sub-nodes, minimalistic design.",</text:p>
      <text:p text:style-name="Standard"><text:s text:c="2"/>"size": "1024x1024",</text:p>
      <text:p text:style-name="Standard"><text:s text:c="2"/>"n": 1</text:p>
      <text:p text:style-name="Standard">}&lt;/div&gt;&lt;/pre&gt;&lt;pre class="message"&gt;&lt;div class="author"&gt;ChatGPT&lt;/div&gt;&lt;div&gt;Processing image</text:p>
      <text:p text:style-name="Standard"/>
      <text:p text:style-name="Standard">Lots of people are creating images right now, so this might take a bit. We'll notify you when your image is ready.&lt;/div&gt;&lt;/pre&gt;&lt;pre class="message"&gt;&lt;div class="author"&gt;ChatGPT&lt;/div&gt;&lt;div&gt;[File]: &lt;a href="user-ORWXCoHQ3FOjvMaUyxkQbjDM/file_00000000ddb8620c898b6dcee496e2bc-2bf97bad-9ae4-4af8-84ae-6a5b66085773.png"&gt;user-ORWXCoHQ3FOjvMaUyxkQbjDM/file_00000000ddb8620c898b6dcee496e2bc-2bf97bad-9ae4-4af8-84ae-6a5b66085773.png&lt;/a&gt;&lt;/div&gt;&lt;/pre&gt;&lt;pre class="message"&gt;&lt;div class="author"&gt;ChatGPT&lt;/div&gt;&lt;div&gt;GPT-4o returned 1 images. From now on, do not say or show ANYTHING. Please end this turn now. I repeat: From now on, do not say or show ANYTHING. Please end this turn now. Do not summarize the image. Do not ask followup question. Do not give the user a link to download the image. Just end the turn and do not do anything else.&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19:08.824890346</meta:creation-date>
    <dc:date>2025-11-14T22:19:20.145894054</dc:date>
    <meta:editing-duration>PT12S</meta:editing-duration>
    <meta:editing-cycles>1</meta:editing-cycles>
    <meta:document-statistic meta:table-count="0" meta:image-count="0" meta:object-count="0" meta:page-count="6" meta:paragraph-count="95" meta:word-count="2414" meta:character-count="17332" meta:non-whitespace-character-count="14790"/>
    <meta:generator>LibreOffice/24.2.7.2$Linux_X86_64 LibreOffice_project/420$Build-2</meta:generator>
  </office:meta>
</office:document-meta>
</file>